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ira Code Medium" svg:font-family="'Fira Code Medium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ira Code Medium" fo:font-size="15pt" fo:font-weight="bold" officeooo:rsid="001f2411" officeooo:paragraph-rsid="001f2411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ira Code Medium" fo:font-size="15pt" fo:font-weight="normal" officeooo:rsid="001f2411" officeooo:paragraph-rsid="001f2411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Fira Code Medium" fo:font-size="15pt" fo:font-weight="normal" officeooo:rsid="00204cd3" officeooo:paragraph-rsid="00204cd3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Fira Code Medium" fo:font-size="15pt" fo:font-weight="normal" officeooo:rsid="0022f732" officeooo:paragraph-rsid="00204cd3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Fira Code Medium" fo:font-size="15pt" fo:font-weight="normal" officeooo:rsid="0022f732" officeooo:paragraph-rsid="0022f732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Fira Code Medium" fo:font-size="15pt" fo:font-weight="normal" officeooo:rsid="002370b3" officeooo:paragraph-rsid="002370b3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Fira Code Medium" fo:font-size="15pt" fo:font-weight="normal" officeooo:rsid="00266783" officeooo:paragraph-rsid="00266783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Fira Code Medium" fo:font-size="15pt" fo:font-weight="normal" officeooo:rsid="00266783" officeooo:paragraph-rsid="0027fb9d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Fira Code Medium" fo:font-size="15pt" fo:font-weight="normal" officeooo:rsid="0027fb9d" officeooo:paragraph-rsid="0027fb9d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Fira Code Medium" fo:font-size="15pt" fo:font-weight="bold" officeooo:rsid="00293b40" officeooo:paragraph-rsid="00293b40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Fira Code Medium" fo:font-size="15pt" fo:font-weight="normal" officeooo:rsid="00293b40" officeooo:paragraph-rsid="00293b40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Fira Code Medium" fo:font-size="15pt" fo:font-weight="normal" officeooo:rsid="0029e4d8" officeooo:paragraph-rsid="002c5afa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Fira Code Medium" fo:font-size="15pt" fo:font-weight="bold" officeooo:rsid="0029e4d8" officeooo:paragraph-rsid="0029e4d8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Fira Code Medium" fo:font-size="15pt" fo:font-weight="normal" officeooo:rsid="002c5afa" officeooo:paragraph-rsid="002ecc50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Fira Code Medium" fo:font-size="15pt" fo:font-weight="normal" officeooo:rsid="002c9bbc" officeooo:paragraph-rsid="002ecc50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Fira Code Medium" fo:font-size="15pt" fo:font-weight="normal" officeooo:rsid="002ecc50" officeooo:paragraph-rsid="002ecc50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Fira Code Medium" fo:font-size="15pt" fo:font-weight="normal" officeooo:rsid="0031cfd8" officeooo:paragraph-rsid="0031cfd8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Fira Code Medium" fo:font-size="15pt" fo:font-weight="normal" officeooo:rsid="002c5afa" officeooo:paragraph-rsid="002c5afa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Fira Code Medium" fo:font-size="15pt" fo:font-weight="normal" officeooo:rsid="00342448" officeooo:paragraph-rsid="00342448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Fira Code Medium" fo:font-size="15pt" fo:font-weight="bold" officeooo:rsid="003584ac" officeooo:paragraph-rsid="003584ac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Fira Code Medium" fo:font-size="15pt" fo:font-weight="normal" officeooo:rsid="003584ac" officeooo:paragraph-rsid="003584ac" style:font-size-asian="15pt" style:font-weight-asian="normal" style:font-size-complex="15pt" style:font-weight-complex="normal"/>
    </style:style>
    <style:style style:name="P22" style:family="paragraph" style:parent-style-name="Standard">
      <style:text-properties style:font-name="Fira Code Medium" fo:font-size="15pt" style:font-size-asian="15pt" style:font-size-complex="15pt"/>
    </style:style>
    <style:style style:name="P23" style:family="paragraph" style:parent-style-name="Standard">
      <style:text-properties style:font-name="Fira Code Medium" fo:font-size="15pt" fo:font-weight="normal" officeooo:rsid="0037f2bf" style:font-size-asian="15pt" style:font-weight-asian="normal" style:font-size-complex="15pt" style:font-weight-complex="normal"/>
    </style:style>
    <style:style style:name="P24" style:family="paragraph" style:parent-style-name="Standard">
      <style:text-properties style:font-name="Fira Code Medium" fo:font-size="15pt" fo:font-weight="normal" officeooo:rsid="003a463c" officeooo:paragraph-rsid="003a463c" style:font-size-asian="15pt" style:font-weight-asian="normal" style:font-size-complex="15pt" style:font-weight-complex="normal"/>
    </style:style>
    <style:style style:name="P25" style:family="paragraph" style:parent-style-name="Heading_20_2">
      <style:text-properties style:font-name="Fira Code Medium" fo:font-size="15pt" fo:font-weight="normal" style:font-size-asian="15pt" style:font-weight-asian="normal" style:font-size-complex="15pt" style:font-weight-complex="normal"/>
    </style:style>
    <style:style style:name="P26" style:family="paragraph" style:parent-style-name="Text_20_body">
      <style:text-properties style:font-name="Fira Code Medium" fo:font-size="15pt" fo:font-weight="normal" officeooo:rsid="003dd55d" officeooo:paragraph-rsid="003dd55d" style:font-size-asian="15pt" style:font-weight-asian="normal" style:font-size-complex="15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Fira Code Medium" fo:font-size="15pt" fo:font-weight="normal" officeooo:rsid="002ecc50" officeooo:paragraph-rsid="003ce354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Fira Code Medium" fo:font-size="15pt" fo:font-weight="normal" officeooo:rsid="0031cfd8" officeooo:paragraph-rsid="003ce354" style:font-size-asian="15pt" style:font-weight-asian="normal" style:font-size-complex="15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Fira Code Medium" fo:font-size="15pt" fo:font-weight="normal" officeooo:rsid="003f9948" officeooo:paragraph-rsid="003f9948" style:font-size-asian="15pt" style:font-weight-asian="normal" style:font-size-complex="15pt" style:font-weight-complex="normal"/>
    </style:style>
    <style:style style:name="P30" style:family="paragraph" style:parent-style-name="Text_20_body">
      <style:text-properties style:font-name="Fira Code Medium" fo:font-size="15pt" fo:font-weight="normal" style:font-size-asian="15pt" style:font-weight-asian="normal" style:font-size-complex="15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Fira Code Medium" fo:font-size="15pt" fo:font-weight="normal" officeooo:rsid="004581db" officeooo:paragraph-rsid="004581db" style:font-size-asian="15pt" style:font-weight-asian="normal" style:font-size-complex="15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Fira Code Medium" fo:font-size="15pt" fo:font-weight="normal" officeooo:rsid="004fd87e" officeooo:paragraph-rsid="004fd87e" style:font-size-asian="15pt" style:font-weight-asian="normal" style:font-size-complex="15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Fira Code Medium" fo:font-size="15pt" fo:font-weight="normal" officeooo:rsid="00517716" officeooo:paragraph-rsid="0052fffd" style:font-size-asian="15pt" style:font-weight-asian="normal" style:font-size-complex="15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text-position="0% 100%" style:font-name="Fira Code Medium" fo:font-size="15pt" fo:font-weight="bold" officeooo:rsid="0054ad7f" officeooo:paragraph-rsid="0054ad7f" style:font-size-asian="15pt" style:font-weight-asian="bold" style:font-size-complex="15pt" style:font-weight-complex="bold"/>
    </style:style>
    <style:style style:name="P35" style:family="paragraph" style:parent-style-name="Text_20_body">
      <style:paragraph-properties fo:text-align="start" style:justify-single-word="false"/>
      <style:text-properties style:text-position="0% 100%" style:font-name="Fira Code Medium" fo:font-size="15pt" fo:font-weight="bold" officeooo:rsid="0055578d" officeooo:paragraph-rsid="0055578d" style:font-size-asian="15pt" style:font-weight-asian="bold" style:font-size-complex="15pt" style:font-weight-complex="bold"/>
    </style:style>
    <style:style style:name="P36" style:family="paragraph" style:parent-style-name="Text_20_body">
      <style:paragraph-properties fo:text-align="start" style:justify-single-word="false"/>
      <style:text-properties style:text-position="0% 100%" style:font-name="Fira Code Medium" fo:font-size="15pt" fo:font-weight="normal" officeooo:rsid="00575af9" officeooo:paragraph-rsid="00575af9" style:font-size-asian="15pt" style:font-weight-asian="normal" style:font-size-complex="15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text-position="0% 100%" style:font-name="Fira Code Medium" fo:font-size="15pt" fo:font-weight="normal" officeooo:rsid="0060bcaa" officeooo:paragraph-rsid="0060bcaa" style:font-size-asian="15pt" style:font-weight-asian="normal" style:font-size-complex="15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text-position="0% 100%" style:font-name="Fira Code Medium" fo:font-size="15pt" fo:font-weight="normal" officeooo:rsid="00623237" officeooo:paragraph-rsid="00623237" style:font-size-asian="15pt" style:font-weight-asian="normal" style:font-size-complex="15pt" style:font-weight-complex="normal"/>
    </style:style>
    <style:style style:name="T1" style:family="text">
      <style:text-properties officeooo:rsid="0023bb92"/>
    </style:style>
    <style:style style:name="T2" style:family="text">
      <style:text-properties officeooo:rsid="0027fb9d"/>
    </style:style>
    <style:style style:name="T3" style:family="text">
      <style:text-properties officeooo:rsid="002e1533"/>
    </style:style>
    <style:style style:name="T4" style:family="text">
      <style:text-properties officeooo:rsid="002ecc50"/>
    </style:style>
    <style:style style:name="T5" style:family="text">
      <style:text-properties officeooo:rsid="00305031"/>
    </style:style>
    <style:style style:name="T6" style:family="text">
      <style:text-properties officeooo:rsid="002c3ec2"/>
    </style:style>
    <style:style style:name="T7" style:family="text">
      <style:text-properties officeooo:rsid="002c9bbc"/>
    </style:style>
    <style:style style:name="T8" style:family="text">
      <style:text-properties officeooo:rsid="002eda9d"/>
    </style:style>
    <style:style style:name="T9" style:family="text">
      <style:text-properties officeooo:rsid="0031cfd8"/>
    </style:style>
    <style:style style:name="T10" style:family="text">
      <style:text-properties officeooo:rsid="004443bb"/>
    </style:style>
    <style:style style:name="T11" style:family="text">
      <style:text-properties officeooo:rsid="0037f2bf"/>
    </style:style>
    <style:style style:name="T12" style:family="text">
      <style:text-properties officeooo:rsid="0039d361"/>
    </style:style>
    <style:style style:name="T13" style:family="text">
      <style:text-properties fo:font-weight="normal" officeooo:rsid="0037f2bf" style:font-weight-asian="normal" style:font-weight-complex="normal"/>
    </style:style>
    <style:style style:name="T14" style:family="text">
      <style:text-properties officeooo:rsid="003ce354"/>
    </style:style>
    <style:style style:name="T15" style:family="text">
      <style:text-properties officeooo:rsid="003fcbae"/>
    </style:style>
    <style:style style:name="T16" style:family="text">
      <style:text-properties officeooo:rsid="005557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елегаты и события.</text:p>
      <text:p text:style-name="P2"/>
      <text:p text:style-name="P3">Class Struct interface </text:p>
      <text:p text:style-name="P4"/>
      <text:p text:style-name="P5">delegate </text:p>
      <text:p text:style-name="P5"/>
      <text:p text:style-name="P6">С помощью ключевого слова delegate объяв<text:span text:style-name="T1">ля</text:span>ется новый тип данных, объект которого предназначен для хранения адреса точки входа в буфер. </text:p>
      <text:p text:style-name="P6"/>
      <text:p text:style-name="P7">Class CA {</text:p>
      <text:p text:style-name="P8"><text:tab/><text:span text:style-name="T2">static int Min(int a, int b) {</text:span></text:p>
      <text:p text:style-name="P9"><text:tab/><text:tab/><text:span text:style-name="T3">CA.pA = new CA(); // </text:span><text:span text:style-name="T4">Ссылка на объект класса</text:span></text:p>
      <text:p text:style-name="P9"><text:tab/><text:tab/><text:span text:style-name="T5">CA.pA1 = new CA();</text:span></text:p>
      <text:p text:style-name="P9"><text:tab/>}</text:p>
      <text:p text:style-name="P7">}</text:p>
      <text:p text:style-name="P7"/>
      <text:p text:style-name="P10">delegate int TpDl (int m, int n);</text:p>
      <text:p text:style-name="P11"/>
      <text:p text:style-name="P12">// Объект <text:span text:style-name="T6">TpDl </text:span>может хранить адреса точек входа в </text:p>
      <text:p text:style-name="P12">// функции.</text:p>
      <text:p text:style-name="P13"/>
      <text:p text:style-name="P14">TpDl pDl = new TpDl(CA.<text:span text:style-name="T7">Min</text:span>); // <text:span text:style-name="T7">CA — имя функции </text:span></text:p>
      <text:p text:style-name="P15"><text:tab/><text:tab/><text:tab/><text:tab/><text:tab/><text:tab/><text:tab/>// подписки.</text:p>
      <text:p text:style-name="P15"/>
      <text:p text:style-name="P16"><text:span text:style-name="T8">TpD</text:span>l <text:span text:style-name="T9">pDl1 </text:span>= new TpDl(pA.Max);</text:p>
      <text:p text:style-name="P17">TpDl pDl2 = new TpDl(pA1.Max);</text:p>
      <text:p text:style-name="P18"/>
      <text:p text:style-name="P18"/>
      <text:p text:style-name="P19">pDl(5, 6); // Параметры передаются в делегат</text:p>
      <text:p text:style-name="P19"/>
      <text:p text:style-name="P19"/>
      <text:p text:style-name="P20">Многоадрессный делегат.</text:p>
      <text:p text:style-name="P20"/>
      <text:p text:style-name="P21">// <text:span text:style-name="T10">Добавляем в список</text:span></text:p>
      <text:p text:style-name="P22"><text:span text:style-name="T11">p</text:span>D<text:span text:style-name="T12">l</text:span><text:span text:style-name="T13"> = pDl1 + pDl2;</text:span></text:p>
      <text:p text:style-name="P23"/>
      <text:p text:style-name="P24">pDl += pDl1;</text:p>
      <text:h text:style-name="P25" text:outline-level="2"><text:soft-page-break/>pDl += pDl2;</text:h>
      <text:p text:style-name="P26">// ~~~~~~~~~~~~~~~~~~~~~~~~~~~~~</text:p>
      <text:p text:style-name="P27"><text:span text:style-name="T8">TpD</text:span>l <text:span text:style-name="T9">pDl1 </text:span><text:span text:style-name="T14">+</text:span>= new TpDl(pA.Max);</text:p>
      <text:p text:style-name="P28">TpDl pDl2 <text:span text:style-name="T14">+</text:span>= new TpDl(pA1.Max);</text:p>
      <text:p text:style-name="P28"/>
      <text:p text:style-name="P28">// <text:span text:style-name="T15">Убираем из списка</text:span></text:p>
      <text:p text:style-name="P29">pDl -= pDl1;</text:p>
      <text:p text:style-name="P30"/>
      <text:p text:style-name="P31">int x = pDl(5,6);</text:p>
      <text:p text:style-name="P31"/>
      <text:p text:style-name="P31"/>
      <text:p text:style-name="P32">1. void</text:p>
      <text:p text:style-name="P33">2. out</text:p>
      <text:p text:style-name="P33"/>
      <text:p text:style-name="P34">1. Обратный вызов функции</text:p>
      <text:p text:style-name="P34">2. <text:span text:style-name="T16">Организация потоков программы</text:span></text:p>
      <text:p text:style-name="P35">3. Работа с событиями</text:p>
      <text:p text:style-name="P36">Делегат можно объявить вне класса. Событие обязательно внутри класса.</text:p>
      <text:p text:style-name="P36"/>
      <text:p text:style-name="P36"/>
      <text:p text:style-name="P37">Студенческая конференция</text:p>
      <text:p text:style-name="P37">НИИ → 0 </text:p>
      <text:p text:style-name="P37">ВУЗ → 1/10</text:p>
      <text:p text:style-name="P37"/>
      <text:p text:style-name="P37">Научная конференция </text:p>
      <text:p text:style-name="P37">НИИ → 1/10</text:p>
      <text:p text:style-name="P38">ВУЗ → 1/20</text:p>
      <text:p text:style-name="P38"><text:soft-page-break/>СТУД → 1/10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ira Code Medium" svg:font-family="'Fira Code Medium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0T16:54:04.171748254</meta:creation-date>
    <dc:date>2025-10-30T17:47:48.122611121</dc:date>
    <meta:editing-duration>PT53M19S</meta:editing-duration>
    <meta:editing-cycles>51</meta:editing-cycles>
    <meta:generator>LibreOffice/25.8.1.1$Linux_X86_64 LibreOffice_project/580$Build-1</meta:generator>
    <meta:document-statistic meta:table-count="0" meta:image-count="0" meta:object-count="0" meta:page-count="3" meta:paragraph-count="42" meta:word-count="181" meta:character-count="1043" meta:non-whitespace-character-count="883"/>
  </office:meta>
</office:document-meta>
</file>